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16.97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0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Angolo_20_tabella_20_pivot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Campo_20_tabella_20_pivot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Categoria_20_tabella_20_pivot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Categoria_20_tabella_20_pivot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Titolo_20_tabella_20_pivot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Campo_20_tabella_20_pivot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Categoria_20_tabella_20_pivot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Valore_20_tabella_20_pivot">
      <style:table-cell-properties fo:border-bottom="none" fo:border-left="0.99pt solid #000000" fo:border-right="none" fo:border-top="0.99pt solid #000000"/>
    </style:style>
    <style:style style:name="ce10" style:family="table-cell" style:parent-style-name="Valore_20_tabella_20_pivot">
      <style:table-cell-properties fo:border-bottom="none" fo:border-left="0.99pt solid #000000" fo:border-right="none" fo:border-top="none"/>
    </style:style>
    <style:style style:name="ce11" style:family="table-cell" style:parent-style-name="Valore_20_tabella_20_pivot">
      <style:table-cell-properties fo:border-bottom="0.99pt solid #000000" fo:border-left="0.99pt solid #000000" fo:border-right="none" fo:border-top="none"/>
    </style:style>
    <style:style style:name="ce12" style:family="table-cell" style:parent-style-name="Risultato_20_tabella_20_pivot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Angolo_20_tabella_20_pivot">
      <style:table-cell-properties fo:border-bottom="0.99pt solid #000000" fo:border-left="none" fo:border-right="none" fo:border-top="2.01pt solid #000000"/>
    </style:style>
    <style:style style:name="ce14" style:family="table-cell" style:parent-style-name="Categoria_20_tabella_20_pivot" style:data-style-name="N0">
      <style:table-cell-properties fo:border-bottom="0.99pt solid #000000" fo:border-left="none" fo:border-right="none" fo:border-top="none"/>
    </style:style>
    <style:style style:name="ce15" style:family="table-cell" style:parent-style-name="Valore_20_tabella_20_pivot">
      <style:table-cell-properties fo:border-bottom="none" fo:border-left="none" fo:border-right="none" fo:border-top="0.99pt solid #000000"/>
    </style:style>
    <style:style style:name="ce16" style:family="table-cell" style:parent-style-name="Valore_20_tabella_20_pivot">
      <style:table-cell-properties fo:border-bottom="0.99pt solid #000000" fo:border-left="none" fo:border-right="none" fo:border-top="none"/>
    </style:style>
    <style:style style:name="ce17" style:family="table-cell" style:parent-style-name="Risultato_20_tabella_20_pivot">
      <style:table-cell-properties fo:border-bottom="2.01pt solid #000000" fo:border-left="none" fo:border-right="none" fo:border-top="0.99pt solid #000000"/>
    </style:style>
    <style:style style:name="ce18" style:family="table-cell" style:parent-style-name="Valore_20_tabella_20_pivot" style:data-style-name="N0">
      <style:table-cell-properties fo:border-bottom="none" fo:border-left="none" fo:border-right="none" fo:border-top="0.99pt solid #000000"/>
    </style:style>
    <style:style style:name="ce19" style:family="table-cell" style:parent-style-name="Valore_20_tabella_20_pivot" style:data-style-name="N0"/>
    <style:style style:name="ce20" style:family="table-cell" style:parent-style-name="Valore_20_tabella_20_pivot" style:data-style-name="N0">
      <style:table-cell-properties fo:border-bottom="0.99pt solid #000000" fo:border-left="none" fo:border-right="none" fo:border-top="none"/>
    </style:style>
    <style:style style:name="ce21" style:family="table-cell" style:parent-style-name="Risultato_20_tabella_20_pivot" style:data-style-name="N0">
      <style:table-cell-properties fo:border-bottom="2.01pt solid #000000" fo:border-left="none" fo:border-right="none" fo:border-top="0.99pt solid #000000"/>
    </style:style>
    <style:style style:name="ce22" style:family="table-cell" style:parent-style-name="Angolo_20_tabella_20_pivot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Categoria_20_tabella_20_pivot" style:data-style-name="N0">
      <style:table-cell-properties fo:border-bottom="0.99pt solid #000000" fo:border-left="none" fo:border-right="2.01pt solid #000000" fo:border-top="none"/>
    </style:style>
    <style:style style:name="ce24" style:family="table-cell" style:parent-style-name="Valore_20_tabella_20_pivot">
      <style:table-cell-properties fo:border-bottom="none" fo:border-left="none" fo:border-right="2.01pt solid #000000" fo:border-top="0.99pt solid #000000"/>
    </style:style>
    <style:style style:name="ce25" style:family="table-cell" style:parent-style-name="Valore_20_tabella_20_pivot">
      <style:table-cell-properties fo:border-bottom="none" fo:border-left="none" fo:border-right="2.01pt solid #000000" fo:border-top="none"/>
    </style:style>
    <style:style style:name="ce26" style:family="table-cell" style:parent-style-name="Valore_20_tabella_20_pivot">
      <style:table-cell-properties fo:border-bottom="0.99pt solid #000000" fo:border-left="none" fo:border-right="2.01pt solid #000000" fo:border-top="none"/>
    </style:style>
    <style:style style:name="ce27" style:family="table-cell" style:parent-style-name="Risultato_20_tabella_20_pivot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/>
      <table:table table:name="prova_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ID_I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um2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Nation</text:p>
          </table:table-cell>
        </table:table-row>
        <table:table-row table:style-name="ro2">
          <table:table-cell table:style-name="ce1" office:value-type="string" calcext:value-type="string">
            <text:p>1.0.0.0</text:p>
          </table:table-cell>
          <table:table-cell office:value-type="string" calcext:value-type="string">
            <text:p>1.0.0.255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6777471" calcext:value-type="float">
            <text:p>1677747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</table:table-row>
        <table:table-row table:style-name="ro2">
          <table:table-cell table:style-name="ce1" office:value-type="string" calcext:value-type="string">
            <text:p>1.0.1.0</text:p>
          </table:table-cell>
          <table:table-cell office:value-type="string" calcext:value-type="string">
            <text:p>1.0.3.255</text:p>
          </table:table-cell>
          <table:table-cell office:value-type="float" office:value="16777472" calcext:value-type="float">
            <text:p>16777472</text:p>
          </table:table-cell>
          <table:table-cell office:value-type="float" office:value="16778239" calcext:value-type="float">
            <text:p>16778239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</table:table-row>
        <table:table-row table:style-name="ro2">
          <table:table-cell table:style-name="ce1" office:value-type="string" calcext:value-type="string">
            <text:p>1.0.4.0</text:p>
          </table:table-cell>
          <table:table-cell office:value-type="string" calcext:value-type="string">
            <text:p>1.0.7.255</text:p>
          </table:table-cell>
          <table:table-cell office:value-type="float" office:value="16778240" calcext:value-type="float">
            <text:p>16778240</text:p>
          </table:table-cell>
          <table:table-cell office:value-type="float" office:value="16779263" calcext:value-type="float">
            <text:p>1677926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</table:table-row>
        <table:table-row table:style-name="ro2">
          <table:table-cell table:style-name="ce1" office:value-type="string" calcext:value-type="string">
            <text:p>1.0.8.0</text:p>
          </table:table-cell>
          <table:table-cell office:value-type="string" calcext:value-type="string">
            <text:p>1.0.15.255</text:p>
          </table:table-cell>
          <table:table-cell office:value-type="float" office:value="16779264" calcext:value-type="float">
            <text:p>16779264</text:p>
          </table:table-cell>
          <table:table-cell office:value-type="float" office:value="16781311" calcext:value-type="float">
            <text:p>16781311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</table:table-row>
        <table:table-row table:style-name="ro2">
          <table:table-cell table:style-name="ce1" office:value-type="string" calcext:value-type="string">
            <text:p>1.0.16.0</text:p>
          </table:table-cell>
          <table:table-cell office:value-type="string" calcext:value-type="string">
            <text:p>1.0.31.255</text:p>
          </table:table-cell>
          <table:table-cell office:value-type="float" office:value="16781312" calcext:value-type="float">
            <text:p>16781312</text:p>
          </table:table-cell>
          <table:table-cell office:value-type="float" office:value="16785407" calcext:value-type="float">
            <text:p>16785407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</table:table-row>
        <table:table-row table:style-name="ro2">
          <table:table-cell table:style-name="ce1" office:value-type="string" calcext:value-type="string">
            <text:p>1.0.32.0</text:p>
          </table:table-cell>
          <table:table-cell office:value-type="string" calcext:value-type="string">
            <text:p>1.0.63.255</text:p>
          </table:table-cell>
          <table:table-cell office:value-type="float" office:value="16785408" calcext:value-type="float">
            <text:p>16785408</text:p>
          </table:table-cell>
          <table:table-cell office:value-type="float" office:value="16793599" calcext:value-type="float">
            <text:p>16793599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</table:table-row>
        <table:table-row table:style-name="ro2">
          <table:table-cell table:style-name="ce1" office:value-type="string" calcext:value-type="string">
            <text:p>1.0.64.0</text:p>
          </table:table-cell>
          <table:table-cell office:value-type="string" calcext:value-type="string">
            <text:p>1.0.127.255</text:p>
          </table:table-cell>
          <table:table-cell office:value-type="float" office:value="16793600" calcext:value-type="float">
            <text:p>16793600</text:p>
          </table:table-cell>
          <table:table-cell office:value-type="float" office:value="16809983" calcext:value-type="float">
            <text:p>16809983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</table:table-row>
        <table:table-row table:style-name="ro2">
          <table:table-cell table:style-name="ce1" office:value-type="string" calcext:value-type="string">
            <text:p>1.0.128.0</text:p>
          </table:table-cell>
          <table:table-cell office:value-type="string" calcext:value-type="string">
            <text:p>1.0.255.255</text:p>
          </table:table-cell>
          <table:table-cell office:value-type="float" office:value="16809984" calcext:value-type="float">
            <text:p>16809984</text:p>
          </table:table-cell>
          <table:table-cell office:value-type="float" office:value="16842751" calcext:value-type="float">
            <text:p>1684275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</table:table-row>
        <table:table-row table:style-name="ro2" table:number-rows-repeated="104856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Foglio2" table:style-name="ta1">
        <table:table-column table:style-name="co1" table:default-cell-style-name="ce5"/>
        <table:table-column table:style-name="co1" table:default-cell-style-name="ce10"/>
        <table:table-column table:style-name="co1" table:default-cell-style-name="Valore_20_tabella_20_pivot"/>
        <table:table-column table:style-name="co1" table:number-columns-repeated="2" table:default-cell-style-name="ce19"/>
        <table:table-column table:style-name="co1" table:default-cell-style-name="Valore_20_tabella_20_pivot"/>
        <table:table-column table:style-name="co1" table:default-cell-style-name="ce25"/>
        <table:table-row table:style-name="ro3">
          <table:table-cell table:style-name="Default" table:number-columns-repeated="7"/>
        </table:table-row>
        <table:table-row table:style-name="ro3">
          <table:table-cell table:style-name="ce2"/>
          <table:table-cell table:style-name="ce7" office:value-type="string" calcext:value-type="string">
            <text:p>Dati</text:p>
          </table:table-cell>
          <table:table-cell table:style-name="ce13" table:number-columns-repeated="4"/>
          <table:table-cell table:style-name="ce22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Somma - ID_I</text:p>
          </table:table-cell>
          <table:table-cell table:style-name="ce14" office:value-type="string" calcext:value-type="string">
            <text:p>Somma - ID</text:p>
          </table:table-cell>
          <table:table-cell table:style-name="ce14" office:value-type="string" calcext:value-type="string">
            <text:p>Somma - Num</text:p>
          </table:table-cell>
          <table:table-cell table:style-name="ce14" office:value-type="string" calcext:value-type="string">
            <text:p>Somma - Num2</text:p>
          </table:table-cell>
          <table:table-cell table:style-name="ce14" office:value-type="string" calcext:value-type="string">
            <text:p>Somma - Nat</text:p>
          </table:table-cell>
          <table:table-cell table:style-name="ce23" office:value-type="string" calcext:value-type="string">
            <text:p>Somma - Nation</text:p>
          </table:table-cell>
        </table:table-row>
        <table:table-row table:style-name="ro3">
          <table:table-cell table:style-name="ce4" office:value-type="string" calcext:value-type="string">
            <text:p>1.0.0.0</text:p>
          </table:table-cell>
          <table:table-cell table:style-name="ce9"/>
          <table:table-cell table:style-name="ce15"/>
          <table:table-cell table:style-name="ce18" office:value-type="float" office:value="16777216" calcext:value-type="float">
            <text:p>16777216</text:p>
          </table:table-cell>
          <table:table-cell table:style-name="ce18" office:value-type="float" office:value="16777471" calcext:value-type="float">
            <text:p>16777471</text:p>
          </table:table-cell>
          <table:table-cell table:style-name="ce15"/>
          <table:table-cell table:style-name="ce24"/>
        </table:table-row>
        <table:table-row table:style-name="ro3">
          <table:table-cell office:value-type="string" calcext:value-type="string">
            <text:p>1.0.1.0</text:p>
          </table:table-cell>
          <table:table-cell table:number-columns-repeated="2"/>
          <table:table-cell office:value-type="float" office:value="16777472" calcext:value-type="float">
            <text:p>16777472</text:p>
          </table:table-cell>
          <table:table-cell office:value-type="float" office:value="16778239" calcext:value-type="float">
            <text:p>167782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.0.128.0</text:p>
          </table:table-cell>
          <table:table-cell table:number-columns-repeated="2"/>
          <table:table-cell office:value-type="float" office:value="16809984" calcext:value-type="float">
            <text:p>16809984</text:p>
          </table:table-cell>
          <table:table-cell office:value-type="float" office:value="16842751" calcext:value-type="float">
            <text:p>1684275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.0.16.0</text:p>
          </table:table-cell>
          <table:table-cell table:number-columns-repeated="2"/>
          <table:table-cell office:value-type="float" office:value="16781312" calcext:value-type="float">
            <text:p>16781312</text:p>
          </table:table-cell>
          <table:table-cell office:value-type="float" office:value="16785407" calcext:value-type="float">
            <text:p>167854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.0.32.0</text:p>
          </table:table-cell>
          <table:table-cell table:number-columns-repeated="2"/>
          <table:table-cell office:value-type="float" office:value="16785408" calcext:value-type="float">
            <text:p>16785408</text:p>
          </table:table-cell>
          <table:table-cell office:value-type="float" office:value="16793599" calcext:value-type="float">
            <text:p>167935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.0.4.0</text:p>
          </table:table-cell>
          <table:table-cell table:number-columns-repeated="2"/>
          <table:table-cell office:value-type="float" office:value="16778240" calcext:value-type="float">
            <text:p>16778240</text:p>
          </table:table-cell>
          <table:table-cell office:value-type="float" office:value="16779263" calcext:value-type="float">
            <text:p>1677926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.0.64.0</text:p>
          </table:table-cell>
          <table:table-cell table:number-columns-repeated="2"/>
          <table:table-cell office:value-type="float" office:value="16793600" calcext:value-type="float">
            <text:p>16793600</text:p>
          </table:table-cell>
          <table:table-cell office:value-type="float" office:value="16809983" calcext:value-type="float">
            <text:p>1680998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.0.8.0</text:p>
          </table:table-cell>
          <table:table-cell table:style-name="ce11"/>
          <table:table-cell table:style-name="ce16"/>
          <table:table-cell table:style-name="ce20" office:value-type="float" office:value="16779264" calcext:value-type="float">
            <text:p>16779264</text:p>
          </table:table-cell>
          <table:table-cell table:style-name="ce20" office:value-type="float" office:value="16781311" calcext:value-type="float">
            <text:p>16781311</text:p>
          </table:table-cell>
          <table:table-cell table:style-name="ce16"/>
          <table:table-cell table:style-name="ce26"/>
        </table:table-row>
        <table:table-row table:style-name="ro3">
          <table:table-cell table:style-name="ce6" office:value-type="string" calcext:value-type="string">
            <text:p>Totale Risultato</text:p>
          </table:table-cell>
          <table:table-cell table:style-name="ce12"/>
          <table:table-cell table:style-name="ce17"/>
          <table:table-cell table:style-name="ce21" office:value-type="float" office:value="134282496" calcext:value-type="float">
            <text:p>134282496</text:p>
          </table:table-cell>
          <table:table-cell table:style-name="ce21" office:value-type="float" office:value="134348024" calcext:value-type="float">
            <text:p>134348024</text:p>
          </table:table-cell>
          <table:table-cell table:style-name="ce17"/>
          <table:table-cell table:style-name="ce27"/>
        </table:table-row>
      </table:table>
      <table:named-expressions/>
      <table:database-ranges>
        <table:database-range table:name="__Anonymous_Sheet_DB__0" table:target-range-address="prova_1.A1:prova_1.F9" table:display-filter-buttons="true"/>
      </table:database-ranges>
      <table:data-pilot-tables>
        <table:data-pilot-table table:name="DataPilot1" table:application-data="" table:target-range-address="Foglio2.A2:Foglio2.G12" table:buttons="Foglio2.A3 Foglio2.B2" table:show-filter-button="false" table:drill-down-on-double-click="false">
          <table:source-cell-range table:cell-range-address="prova_1.A1:prova_1.F9"/>
          <table:data-pilot-field table:source-field-name="ID" table:orientation="row" table:used-hierarchy="0" table:function="auto">
            <table:data-pilot-level table:show-empty="false" calcext:repeat-item-labels="false">
              <table:data-pilot-members>
                <table:data-pilot-member table:name="1.0.0.0" table:display="true" table:show-details="true"/>
                <table:data-pilot-member table:name="1.0.1.0" table:display="true" table:show-details="true"/>
                <table:data-pilot-member table:name="1.0.128.0" table:display="true" table:show-details="true"/>
                <table:data-pilot-member table:name="1.0.16.0" table:display="true" table:show-details="true"/>
                <table:data-pilot-member table:name="1.0.32.0" table:display="true" table:show-details="true"/>
                <table:data-pilot-member table:name="1.0.4.0" table:display="true" table:show-details="true"/>
                <table:data-pilot-member table:name="1.0.64.0" table:display="true" table:show-details="true"/>
                <table:data-pilot-member table:name="1.0.8.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D_I" table:orientation="data" table:used-hierarchy="0" table:function="sum">
            <table:data-pilot-level table:show-empty="false" calcext:repeat-item-labels="false">
              <table:data-pilot-members>
                <table:data-pilot-member table:name="1.0.0.255" table:display="true" table:show-details="true"/>
                <table:data-pilot-member table:name="1.0.127.255" table:display="true" table:show-details="true"/>
                <table:data-pilot-member table:name="1.0.15.255" table:display="true" table:show-details="true"/>
                <table:data-pilot-member table:name="1.0.255.255" table:display="true" table:show-details="true"/>
                <table:data-pilot-member table:name="1.0.3.255" table:display="true" table:show-details="true"/>
                <table:data-pilot-member table:name="1.0.31.255" table:display="true" table:show-details="true"/>
                <table:data-pilot-member table:name="1.0.63.255" table:display="true" table:show-details="true"/>
                <table:data-pilot-member table:name="1.0.7.25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D" table:orientation="data" table:used-hierarchy="-1" table:function="sum">
            <table:data-pilot-level calcext:repeat-item-labels="false"/>
          </table:data-pilot-field>
          <table:data-pilot-field table:source-field-name="Num" table:orientation="data" table:used-hierarchy="0" table:function="sum">
            <table:data-pilot-level table:show-empty="false" calcext:repeat-item-labels="false">
              <table:data-pilot-members>
                <table:data-pilot-member table:name="16777216" table:display="true" table:show-details="true"/>
                <table:data-pilot-member table:name="16777472" table:display="true" table:show-details="true"/>
                <table:data-pilot-member table:name="16778240" table:display="true" table:show-details="true"/>
                <table:data-pilot-member table:name="16779264" table:display="true" table:show-details="true"/>
                <table:data-pilot-member table:name="16781312" table:display="true" table:show-details="true"/>
                <table:data-pilot-member table:name="16785408" table:display="true" table:show-details="true"/>
                <table:data-pilot-member table:name="16793600" table:display="true" table:show-details="true"/>
                <table:data-pilot-member table:name="1680998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2" table:orientation="data" table:used-hierarchy="0" table:function="sum">
            <table:data-pilot-level table:show-empty="false" calcext:repeat-item-labels="false">
              <table:data-pilot-members>
                <table:data-pilot-member table:name="16777471" table:display="true" table:show-details="true"/>
                <table:data-pilot-member table:name="16778239" table:display="true" table:show-details="true"/>
                <table:data-pilot-member table:name="16779263" table:display="true" table:show-details="true"/>
                <table:data-pilot-member table:name="16781311" table:display="true" table:show-details="true"/>
                <table:data-pilot-member table:name="16785407" table:display="true" table:show-details="true"/>
                <table:data-pilot-member table:name="16793599" table:display="true" table:show-details="true"/>
                <table:data-pilot-member table:name="16809983" table:display="true" table:show-details="true"/>
                <table:data-pilot-member table:name="168427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t" table:orientation="data" table:used-hierarchy="0" table:function="sum">
            <table:data-pilot-level table:show-empty="false" calcext:repeat-item-labels="false">
              <table:data-pilot-members>
                <table:data-pilot-member table:name="AU" table:display="true" table:show-details="true"/>
                <table:data-pilot-member table:name="CN" table:display="true" table:show-details="true"/>
                <table:data-pilot-member table:name="JP" table:display="true" table:show-details="true"/>
                <table:data-pilot-member table:name="T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tion" table:orientation="data" table:used-hierarchy="0" table:function="sum">
            <table:data-pilot-level table:show-empty="false" calcext:repeat-item-labels="false">
              <table:data-pilot-members>
                <table:data-pilot-member table:name="Australia" table:display="true" table:show-details="true"/>
                <table:data-pilot-member table:name="China" table:display="true" table:show-details="true"/>
                <table:data-pilot-member table:name="Japan" table:display="true" table:show-details="true"/>
                <table:data-pilot-member table:name="Thailan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ngolo_20_tabella_20_pivot" style:display-name="Angolo tabella pivot" style:family="table-cell" style:parent-style-name="Default"/>
    <style:style style:name="Valore_20_tabella_20_pivot" style:display-name="Valore tabella pivot" style:family="table-cell" style:parent-style-name="Default"/>
    <style:style style:name="Campo_20_tabella_20_pivot" style:display-name="Campo tabella pivot" style:family="table-cell" style:parent-style-name="Default"/>
    <style:style style:name="Categoria_20_tabella_20_pivot" style:display-name="Categoria tabella pivot" style:family="table-cell" style:parent-style-name="Default">
      <style:table-cell-properties style:text-align-source="fix" style:repeat-content="false"/>
      <style:paragraph-properties fo:text-align="start"/>
    </style:style>
    <style:style style:name="Titolo_20_tabella_20_pivot" style:display-name="Titolo tabella pivot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isultato_20_tabella_20_pivot" style:display-name="Risultato tabella pivo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0T17:05:02.954608070</dc:date>
    <meta:editing-duration>PT26M8S</meta:editing-duration>
    <meta:editing-cycles>3</meta:editing-cycles>
    <meta:generator>LibreOffice/5.1.4.2$Linux_X86_64 LibreOffice_project/10m0$Build-2</meta:generator>
    <meta:document-statistic meta:table-count="2" meta:cell-count="89" meta:object-count="0"/>
  </office:meta>
</office:document-meta>
</file>